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fb7" officeooo:paragraph-rsid="00044fb7"/>
    </style:style>
    <style:style style:name="P2" style:family="paragraph" style:parent-style-name="Standard">
      <style:text-properties officeooo:rsid="000704e1" officeooo:paragraph-rsid="000704e1"/>
    </style:style>
    <style:style style:name="P3" style:family="paragraph" style:parent-style-name="Standard">
      <style:text-properties officeooo:rsid="000321fd" officeooo:paragraph-rsid="000321fd"/>
    </style:style>
    <style:style style:name="P4" style:family="paragraph" style:parent-style-name="Standard">
      <style:text-properties officeooo:rsid="000ca838" officeooo:paragraph-rsid="000ca838"/>
    </style:style>
    <style:style style:name="P5" style:family="paragraph" style:parent-style-name="Standard">
      <style:text-properties officeooo:paragraph-rsid="000dd87b"/>
    </style:style>
    <style:style style:name="P6" style:family="paragraph" style:parent-style-name="Standard">
      <style:text-properties officeooo:rsid="000ab9bc" officeooo:paragraph-rsid="000704e1"/>
    </style:style>
    <style:style style:name="T1" style:family="text">
      <style:text-properties officeooo:rsid="00061017"/>
    </style:style>
    <style:style style:name="T2" style:family="text">
      <style:text-properties officeooo:rsid="0007ba7f"/>
    </style:style>
    <style:style style:name="T3" style:family="text">
      <style:text-properties officeooo:rsid="000933ec"/>
    </style:style>
    <style:style style:name="T4" style:family="text">
      <style:text-properties officeooo:rsid="000dd87b"/>
    </style:style>
    <style:style style:name="T5" style:family="text">
      <style:text-properties officeooo:rsid="00044fb7"/>
    </style:style>
    <style:style style:name="T6" style:family="text">
      <style:text-properties officeooo:rsid="000321fd"/>
    </style:style>
    <style:style style:name="T7" style:family="text">
      <style:text-properties fo:font-weight="bold" officeooo:rsid="000321f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lanations for Subtask a)</text:p>
      <text:p text:style-name="P3"/>
      <text:p text:style-name="P5"><text:span text:style-name="T7">InterfaceServiceMapEntry:</text:span><text:span text:style-name="T6"> It maps <text:s/>a provided Interface of a Component to Instances of the MetaClass Service that implement the functionality of the signatures of the interfaces. Services contain required interfaces and signatures that they implement.</text:span></text:p>
      <text:p text:style-name="P5"/>
      <text:p text:style-name="P5"><text:span text:style-name="T7">ServiceEffectSpecification:</text:span><text:span text:style-name="T6"> Component are composed of aIn our Model a SEFF is composed of at least 1 branch. A branch is composed of ordered Action-Instances. Action is the abstract super-type of Loop, Branch, InternalAction, ExternalCall. Loops are composed of ordered Action-Instances. ExternalCall requires Services. InternalAction and ExternalCall are equivalent to a statement in a 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1:27.160448024</meta:creation-date>
    <dc:date>2019-05-14T23:15:48.625659255</dc:date>
    <meta:editing-duration>PT45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91" meta:character-count="665" meta:non-whitespace-character-count="575"/>
  </office:meta>
</office:document-meta>
</file>